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5ad" officeooo:paragraph-rsid="000725ad"/>
    </style:style>
    <style:style style:name="P2" style:family="paragraph" style:parent-style-name="Text_20_body">
      <style:text-properties officeooo:rsid="000725ad" officeooo:paragraph-rsid="000725ad"/>
    </style:style>
    <style:style style:name="P3" style:family="paragraph" style:parent-style-name="_3c_meta_3e_">
      <style:text-properties officeooo:paragraph-rsid="000d29c9"/>
    </style:style>
    <style:style style:name="P4" style:family="paragraph" style:parent-style-name="_3c_meta_3e_">
      <style:text-properties officeooo:rsid="0015d8d2" officeooo:paragraph-rsid="0015d8d2"/>
    </style:style>
    <style:style style:name="P5" style:family="paragraph" style:parent-style-name="Heading_20_2">
      <style:text-properties officeooo:paragraph-rsid="00145a4a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8dafb"/>
    </style:style>
    <style:style style:name="T3" style:family="text">
      <style:text-properties style:font-name="sans-serif" officeooo:rsid="000aab47"/>
    </style:style>
    <style:style style:name="T4" style:family="text">
      <style:text-properties style:font-name="sans-serif" fo:font-style="italic" officeooo:rsid="00145a4a" style:font-style-asian="italic" style:font-style-complex="italic"/>
    </style:style>
    <style:style style:name="T5" style:family="text">
      <style:text-properties style:font-name="sans-serif" officeooo:rsid="000d29c9"/>
    </style:style>
    <style:style style:name="T6" style:family="text">
      <style:text-properties style:font-name="sans-serif" officeooo:rsid="000ed05c"/>
    </style:style>
    <style:style style:name="T7" style:family="text">
      <style:text-properties style:font-name="sans-serif" officeooo:rsid="0012934e"/>
    </style:style>
    <style:style style:name="T8" style:family="text">
      <style:text-properties style:font-name="sans-serif" officeooo:rsid="00145a4a"/>
    </style:style>
    <style:style style:name="T9" style:family="text">
      <style:text-properties style:font-name="sans-serif" officeooo:rsid="0014df21"/>
    </style:style>
    <style:style style:name="T10" style:family="text">
      <style:text-properties style:font-name="sans-serif" officeooo:rsid="0016c5b1"/>
    </style:style>
    <style:style style:name="T11" style:family="text">
      <style:text-properties officeooo:rsid="00145a4a"/>
    </style:style>
    <style:style style:name="T12" style:family="text">
      <style:text-properties officeooo:rsid="0014d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meta_3e_"><text:span text:style-name="T2">t</text:span>it<text:span text:style-name="T2">l</text:span>e : Titr<text:span text:style-name="T11">e</text:span></text:p>
      <text:p text:style-name="_3c_meta_3e_"><text:span text:style-name="T6">A</text:span><text:span text:style-name="T2">uthor</text:span> : <text:span text:style-name="T5">Nom, Prénom </text:span><text:span text:style-name="T8">(naissance – mort)</text:span></text:p>
      <text:p text:style-name="_3c_meta_3e_"><text:span text:style-name="T2">d</text:span>ate : <text:span text:style-name="T3">2021-03-01</text:span></text:p>
      <text:p text:style-name="P4"><text:span text:style-name="T3">p</text:span><text:span text:style-name="T1">ublisher:</text:span><text:span text:style-name="T10">É</text:span><text:span text:style-name="T1">diteur électronique</text:span></text:p>
      <text:p text:style-name="P3"><text:span text:style-name="T9">B</text:span><text:span text:style-name="T5">ib</text:span><text:span text:style-name="T7">l</text:span><text:span text:style-name="T5"> : </text:span><text:span text:style-name="T8">Référence </text:span><text:span text:style-name="T4">bibliographie</text:span><text:span text:style-name="T8"> détaillée</text:span></text:p>
      <text:h text:style-name="Heading_20_1" text:outline-level="1">Titre structurant (niveau 1) &lt;<text:span text:style-name="T11">head&gt;</text:span></text:h>
      <text:p text:style-name="P1">Ce titre ouvre une partie de niveau 1 (&lt;div&gt;).</text:p>
      <text:h text:style-name="P5" text:outline-level="2">Titre structurant de niveau 2 &lt;<text:span text:style-name="T11">head&gt;</text:span></text:h>
      <text:p text:style-name="P2">Contenu de la partie 1.1.</text:p>
      <text:p text:style-name="_3c_quote_3e_"><text:span text:style-name="T11">Citat</text:span><text:span text:style-name="T8">ion bloc</text:span></text:p>
      <text:h text:style-name="Heading_20_1" text:outline-level="1">Autre section</text:h>
      <text:p text:style-name="P2">Un peu de texte.</text:p>
      <text:p text:style-name="_3c_label_3e_">Intertitre non structurant</text:p>
      <text:p text:style-name="P2">Un peu de tex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_3c_meta_3e_" style:display-name="&lt;meta&gt;" style:family="paragraph" style:parent-style-name="Standard" style:master-page-name="">
      <loext:graphic-properties draw:fill="solid" draw:fill-color="#eeeeee"/>
      <style:paragraph-properties style:page-number="auto" fo:background-color="#eeeeee" fo:padding="0.101cm" fo:border="0.06pt solid #000000"/>
      <style:text-properties style:font-name="sans-serif" fo:font-family="sans-serif" style:font-style-name="Normal" style:font-family-generic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text-align="center" style:justify-single-word="false"/>
      <style:text-properties fo:font-weight="bold"/>
    </style:style>
    <style:style style:name="_3c_quote_3e_" style:display-name="&lt;quote&gt;" style:family="paragraph" style:parent-style-name="Text_20_body" style:next-style-name="Text_20_body">
      <style:paragraph-properties fo:margin-left="1cm" fo:margin-right="0cm" fo:margin-top="0cm" fo:margin-bottom="0cm" style:contextual-spacing="false" fo:text-indent="0cm" style:auto-text-indent="false"/>
      <style:text-properties fo:font-size="90%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3:55:25.270045300</meta:creation-date>
    <meta:generator>LibreOffice/7.0.3.1$Linux_X86_64 LibreOffice_project/00$Build-1</meta:generator>
    <dc:date>2021-03-31T00:06:12.882496085</dc:date>
    <meta:editing-duration>PT3H15M19S</meta:editing-duration>
    <meta:editing-cycles>13</meta:editing-cycles>
    <meta:document-statistic meta:table-count="0" meta:image-count="0" meta:object-count="0" meta:page-count="1" meta:paragraph-count="14" meta:word-count="62" meta:character-count="373" meta:non-whitespace-character-count="327"/>
  </office:meta>
</office:document-meta>
</file>